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1069424">
            <text:p>1069424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1039909">
            <text:p>1039909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1012582">
            <text:p>1012582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988197">
            <text:p>988197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965785">
            <text:p>965785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938154">
            <text:p>938154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905358">
            <text:p>905358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869170">
            <text:p>869170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840351">
            <text:p>840351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811865">
            <text:p>811865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784326">
            <text:p>784326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758809">
            <text:p>758809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732197">
            <text:p>732197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699706">
            <text:p>699706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667592">
            <text:p>667592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636350">
            <text:p>636350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607670">
            <text:p>607670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580619">
            <text:p>580619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555313">
            <text:p>555313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526396">
            <text:p>526396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496535">
            <text:p>496535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462780">
            <text:p>462780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428654">
            <text:p>428654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397121">
            <text:p>397121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366317">
            <text:p>366317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336802">
            <text:p>336802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308650">
            <text:p>308650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275367">
            <text:p>275367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243622">
            <text:p>243622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213242">
            <text:p>213242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188172">
            <text:p>188172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161831">
            <text:p>161831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140909">
            <text:p>140909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121465">
            <text:p>121465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101657">
            <text:p>101657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83836">
            <text:p>83836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65778">
            <text:p>65778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53736">
            <text:p>53736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43843">
            <text:p>43843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33276">
            <text:p>33276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25600">
            <text:p>25600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19273">
            <text:p>19273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13747">
            <text:p>13747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7783">
            <text:p>7783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6421">
            <text:p>6421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4632">
            <text:p>4632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3499">
            <text:p>3499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2727">
            <text:p>2727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2179">
            <text:p>2179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1663">
            <text:p>1663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959">
            <text:p>959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1">
            <text:p>1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21:00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0:26:35.46</meta:creation-date>
    <dc:date>2020-05-01T21:00:01.82</dc:date>
    <meta:editing-duration>PT35S</meta:editing-duration>
    <meta:editing-cycles>1</meta:editing-cycles>
    <meta:generator>OpenOffice/4.1.2$Win32 OpenOffice.org_project/412m3$Build-9782</meta:generator>
    <meta:document-statistic meta:table-count="3" meta:cell-count="200" meta:object-count="0"/>
  </office:meta>
</office:document-meta>
</file>